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4021in" fo:margin-left="0.659in" table:align="left"/>
    </style:style>
    <style:style style:name="Table1.A" style:family="table-column">
      <style:table-column-properties style:column-width="4.4021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0806in" fo:margin-left="1.15in" table:align="left"/>
    </style:style>
    <style:style style:name="Table2.A" style:family="table-column">
      <style:table-column-properties style:column-width="4.0806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style:font-name="Courier New"/>
    </style:style>
    <style:style style:name="P2" style:family="paragraph" style:parent-style-name="Standard">
      <style:text-properties fo:color="#000000" style:font-name="Courier New" fo:font-size="12pt" style:font-size-asian="12pt" style:font-size-complex="12pt"/>
    </style:style>
    <style:style style:name="P3" style:family="paragraph" style:parent-style-name="Standard">
      <style:text-properties fo:color="#000000" style:font-name="Courier New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 New" fo:font-size="12pt" style:font-name-asian="ArialMT" style:font-size-asian="12pt" style:font-name-complex="ArialMT" style:font-size-complex="12pt"/>
    </style:style>
    <style:style style:name="P5" style:family="paragraph" style:parent-style-name="Standard">
      <style:text-properties fo:color="#000000" style:font-name="Courier New" fo:font-size="12pt" style:font-name-asian="LucidaGrande" style:font-size-asian="12pt" style:font-name-complex="LucidaGrande" style:font-size-complex="12pt"/>
    </style:style>
    <style:style style:name="P6" style:family="paragraph" style:parent-style-name="Standard">
      <style:paragraph-properties style:text-autospace="none"/>
      <style:text-properties fo:color="#000000" style:font-name="Courier New" fo:font-size="12pt" style:font-name-asian="LucidaGrande" style:font-size-asian="12pt" style:font-name-complex="LucidaGrande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Courier New" fo:font-size="12pt" style:font-name-asian="LucidaGrande" style:font-size-asian="12pt" style:font-name-complex="LucidaGrande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Courier New" fo:font-size="12pt" style:font-name-asian="LucidaGrande" style:font-size-asian="12pt" style:font-name-complex="LucidaGrande" style:font-size-complex="12pt"/>
    </style:style>
    <style:style style:name="P9" style:family="paragraph" style:parent-style-name="Standard">
      <style:text-properties fo:color="#000000" style:font-name="Courier New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Courier New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style:font-name="Courier New" fo:font-size="12pt" style:font-name-asian="ArialMT" style:font-size-asian="12pt" style:font-name-complex="ArialM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Courier New" fo:font-size="12pt" style:font-name-asian="ArialMT" style:font-size-asian="12pt" style:font-name-complex="ArialMT" style:font-size-complex="12pt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 New" fo:font-size="12pt" style:font-name-asian="ArialMT" style:font-size-asian="12pt" style:font-name-complex="ArialMT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urier New" fo:font-size="12pt" style:font-name-asian="ArialMT" style:font-size-asian="12pt" style:font-name-complex="ArialMT" style:font-size-complex="12pt"/>
    </style:style>
    <style:style style:name="P15" style:family="paragraph" style:parent-style-name="Heading_20_2" style:list-style-name=""/>
    <style:style style:name="P16" style:family="paragraph" style:parent-style-name="Heading_20_2">
      <style:paragraph-properties fo:break-before="page"/>
    </style:style>
    <style:style style:name="T1" style:family="text">
      <style:text-properties style:font-name-asian="ArialMT" style:font-name-complex="Arial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h text:style-name="P16" text:outline-level="2">On 2008110</text:h>
      <text:h text:style-name="Heading_20_2" text:outline-level="2">Points</text:h>
      <text:p text:style-name="P1"/>
      <text:p text:style-name="P2">- a treck point is defined as:</text:p>
      <text:p text:style-name="P3"/>
      <text:p text:style-name="P3">there is a latitude, logitude,elevation,a time.</text:p>
      <text:p text:style-name="P3"/>
      <text:p text:style-name="P3">Here is a example: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1">&lt;trkpt lat="48.836535" lon="2.352071"&gt;</text:span></text:p>
            <text:p text:style-name="P12"><text:tab/>&lt;ele&gt;135.20&lt;/ele&gt;</text:p>
            <text:p text:style-name="P8"><text:tab/>&lt;time&gt;2011-07-28T13:33:21Z&lt;/time&gt;</text:p>
            <text:p text:style-name="P8">&lt;/trkpt&gt;</text:p>
          </table:table-cell>
        </table:table-row>
      </table:table>
      <text:p text:style-name="P7"><text:alphabetical-index-mark-start text:id="IMark517959940" text:key1="GPX code"/><text:span text:style-name="T1">Example of gpx data</text:span><text:alphabetical-index-mark-end text:id="IMark517959940"/></text:p>
      <text:p text:style-name="P5"/>
      <text:p text:style-name="P5">- a way point is defined as:</text:p>
      <text:p text:style-name="P5">latitude, longitude, elevation,a time,a name, a sym(?).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">&lt;wpt lat="48.836933" lon="2.358177"&gt;</text:span></text:p>
            <text:p text:style-name="P4"><text:tab/>&lt;ele&gt;81.84&lt;/ele&gt; </text:p>
            <text:p text:style-name="P4"><text:tab/>&lt;time&gt;2011-07-28T10:55:56Z&lt;/time&gt;</text:p>
            <text:p text:style-name="P4"><text:s/><text:tab/>&lt;name&gt;MAP&lt;/name&gt;`</text:p>
            <text:p text:style-name="P4"><text:tab/>&lt;sym&gt;Waypoint&lt;/sym&gt;</text:p>
            <text:p text:style-name="P14">&lt;/wpt&gt;</text:p>
          </table:table-cell>
        </table:table-row>
      </table:table>
      <text:p text:style-name="P11"><text:alphabetical-index-mark-start text:id="IMark517960228" text:key1="GPX code"/>Example of GPC data<text:alphabetical-index-mark-end text:id="IMark517960228"/></text:p>
      <text:p text:style-name="P6"/>
      <text:p text:style-name="P6">a trek segment is composed of trek point.</text:p>
      <text:p text:style-name="P5"/>
      <text:p text:style-name="P5"/>
      <text:p text:style-name="P5">A trek as a name and, trek segment.</text:p>
      <text:p text:style-name="P5">The name field is a description of the following treck seg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Grande" svg:font-family="LucidaGrande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Dorey</meta:initial-creator>
    <meta:creation-date>2011-08-11T01:35:27</meta:creation-date>
    <dc:date>2013-01-13T23:00:18</dc:date>
    <meta:editing-duration>PT14M53S</meta:editing-duration>
    <meta:editing-cycles>18</meta:editing-cycles>
    <meta:generator>LibreOffice/3.5$MacOSX_x86 LibreOffice_project/7e68ba2-a744ebf-1f241b7-c506db1-7d53735</meta:generator>
    <meta:document-statistic meta:table-count="2" meta:image-count="0" meta:object-count="0" meta:page-count="2" meta:paragraph-count="22" meta:word-count="83" meta:character-count="602" meta:non-whitespace-character-count="533"/>
  </office:meta>
</office:document-meta>
</file>